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style:text-underline-style="solid" style:text-underline-width="auto" style:text-underline-color="font-color"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T1"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uys</text:p>
      <text:p text:style-name="P4">At this stage of the module two assessment milestones have been passed.This is an opportunity for you to reflect on the work you have done .I am asking you to write a reflection on your progress .Please consider the following questions. </text:p>
      <text:p text:style-name="P2"><text:span text:style-name="T1">What have you learned. What went well and what would do differently if you had the time again</text:span>.</text:p>
      <text:p text:style-name="P3">How will you use what you learned in the next stage of the project.</text:p>
      <text:p text:style-name="P2"><text:span text:style-name="T1">If you have other observations on your learning so far please include them also.</text:span> </text:p>
      <text:p text:style-name="P4">This task is for EACH group member and should be completed by 5 pm on Thursday 7th March.</text:p>
      <text:p text:style-name="P4"><text:bookmark text:name="yui_3_7_3_2_1362665763722_413"/>Pat</text:p>
      <text:p text:style-name="P1"/>
      <text:p text:style-name="Standard"/>
      <text:p text:style-name="Standard">Over the past 6 weeks We have being making great progress towards our project. We have been <text:s/>planning out our project. We have been learning how to use the SDK and how we are going to build each of our individual pages that <text:s/>I (The project manager) have assigned to everyone. During our Class times we have been working on the project proposal and the requirements specification, for each of these topics I assigned everyone. Our group has been using Eclipse and the Android SDK to design and make the Application. I have personally been using two resources from the internet. I have been using an e book that I downloaded called “Hello Android” by Ed Burnette. I think this is a great read and has been a huge help of my understanding of how to make an application using the Android SDK and Eclipse. The second resource I have been using is a site called <text:a xlink:type="simple" xlink:href="http://www.thenewboston.org/">www.thenewboston.org</text:a> which has a great amount of tutorials and most programming language's but the main reason I'm using the site is because the creator has uploaded a huge amount of tutorials which are very well explained and extremely helpful. </text:p>
      <text:p text:style-name="Standard"/>
      <text:p text:style-name="Standard">During the duration of doing our project I have learned a great deal about how to plan out an application. I have also learned how to map out a class and use case diagram so that it has relevance to our application. In general our group has been working extremely well and been posting weekly on the forum of what they have done each week. If I were to do this project again in the future I wouldn’t change much as I am very happy with the progress so far but I would most definitely change the length of our project proposal as we didn’t get the marks we thought we were going to get. This was due to a serious lack of detail in the document but when we were doing our requirements we took this on board and went a lot more detail into the project so that we could cover every aspect of the project.</text:p>
      <text:p text:style-name="Standard"/>
      <text:p text:style-name="Standard">What we have learned mainly is how to map out the project and plan it. This will help us tremendously as we will know exactly what to do step by step. When I made the Project's class diagram I made sure that I got every bit of the application into the diagram so that it would make it so much easier for us to see what we have done, what we have to do and what class's and methods link up with each other. </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7T14:13:10.67</meta:creation-date>
    <meta:document-statistic meta:table-count="0" meta:image-count="0" meta:object-count="0" meta:page-count="1" meta:paragraph-count="10" meta:word-count="544" meta:character-count="2883"/>
    <dc:date>2013-03-07T15:18:10.22</dc:date>
    <meta:editing-duration>PT4M5S</meta:editing-duration>
    <meta:editing-cycles>1</meta:editing-cycles>
    <meta:generator>OpenOffice.org/3.4.1$Win32 OpenOffice.org_project/341m1$Build-9593</meta:generator>
  </office:meta>
</office:document-meta>
</file>